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10-09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6-18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5-28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3-27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2-18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9-25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6-20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6-06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3-20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1-15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9-0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8-10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6-2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4-12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2-28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0-05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9-2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6-22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3-16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2-14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0-14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9-15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6-23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3-30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978036363636" calcext:value-type="float">
            <text:p>2.329780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081848275862" calcext:value-type="float">
            <text:p>2.370818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12576" calcext:value-type="float">
            <text:p>2.39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58448" calcext:value-type="float">
            <text:p>2.4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98644137931" calcext:value-type="float">
            <text:p>2.409864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94890322581" calcext:value-type="float">
            <text:p>2.41794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51616" calcext:value-type="float">
            <text:p>2.38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545058064516" calcext:value-type="float">
            <text:p>2.26545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7072" calcext:value-type="float">
            <text:p>2.2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168541935484" calcext:value-type="float">
            <text:p>2.25168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084993103448" calcext:value-type="float">
            <text:p>2.280849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96593548387" calcext:value-type="float">
            <text:p>2.24696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72361290323" calcext:value-type="float">
            <text:p>2.23772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76816" calcext:value-type="float">
            <text:p>2.22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45828" calcext:value-type="float">
            <text:p>2.224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30408" calcext:value-type="float">
            <text:p>2.33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191367741935" calcext:value-type="float">
            <text:p>2.381913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28103225806" calcext:value-type="float">
            <text:p>2.32228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47884" calcext:value-type="float">
            <text:p>2.294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498219354839" calcext:value-type="float">
            <text:p>2.20498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98890322581" calcext:value-type="float">
            <text:p>2.35698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857314285714" calcext:value-type="float">
            <text:p>2.40857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617909677419" calcext:value-type="float">
            <text:p>2.41617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20103225806" calcext:value-type="float">
            <text:p>2.44420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264965517241" calcext:value-type="float">
            <text:p>2.412649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383961290323" calcext:value-type="float">
            <text:p>2.40383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61672" calcext:value-type="float">
            <text:p>2.50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349522580645" calcext:value-type="float">
            <text:p>2.57349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52304516129" calcext:value-type="float">
            <text:p>2.4952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90832" calcext:value-type="float">
            <text:p>2.46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54864516129" calcext:value-type="float">
            <text:p>2.43554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9396" calcext:value-type="float">
            <text:p>2.386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147690322581" calcext:value-type="float">
            <text:p>2.45147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701457142857" calcext:value-type="float">
            <text:p>2.45701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03664516129" calcext:value-type="float">
            <text:p>2.4403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53064" calcext:value-type="float">
            <text:p>2.3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2736" calcext:value-type="float">
            <text:p>2.3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864309677419" calcext:value-type="float">
            <text:p>2.31864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7816" calcext:value-type="float">
            <text:p>2.39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752967741935" calcext:value-type="float">
            <text:p>2.35752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401032258064" calcext:value-type="float">
            <text:p>2.34401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70744" calcext:value-type="float">
            <text:p>2.29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073406451613" calcext:value-type="float">
            <text:p>2.21073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4608" calcext:value-type="float">
            <text:p>2.26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933432258064" calcext:value-type="float">
            <text:p>2.269334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617314285714" calcext:value-type="float">
            <text:p>2.25617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57032258064" calcext:value-type="float">
            <text:p>2.25257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230425806452" calcext:value-type="float">
            <text:p>2.26230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1984" calcext:value-type="float">
            <text:p>2.2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48812903226" calcext:value-type="float">
            <text:p>2.29548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85348" calcext:value-type="float">
            <text:p>2.348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768283870968" calcext:value-type="float">
            <text:p>2.42768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444387096774" calcext:value-type="float">
            <text:p>2.49444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01272" calcext:value-type="float">
            <text:p>2.44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38735483871" calcext:value-type="float">
            <text:p>2.38638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12704" calcext:value-type="float">
            <text:p>2.34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90784" calcext:value-type="float">
            <text:p>2.32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458703448276" calcext:value-type="float">
            <text:p>2.384587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337987096774" calcext:value-type="float">
            <text:p>2.36337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783625806452" calcext:value-type="float">
            <text:p>2.32783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31424" calcext:value-type="float">
            <text:p>2.33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443819354839" calcext:value-type="float">
            <text:p>2.42443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19992" calcext:value-type="float">
            <text:p>2.4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31904" calcext:value-type="float">
            <text:p>2.46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381935483871" calcext:value-type="float">
            <text:p>2.4138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88344" calcext:value-type="float">
            <text:p>2.4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386851612903" calcext:value-type="float">
            <text:p>2.41386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6264" calcext:value-type="float">
            <text:p>2.39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60593548387" calcext:value-type="float">
            <text:p>2.41460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65428571429" calcext:value-type="float">
            <text:p>2.40465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30064516129" calcext:value-type="float">
            <text:p>2.3563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041290322581" calcext:value-type="float">
            <text:p>2.32041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4404" calcext:value-type="float">
            <text:p>2.304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727819354839" calcext:value-type="float">
            <text:p>2.28727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74856" calcext:value-type="float">
            <text:p>2.43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139612903226" calcext:value-type="float">
            <text:p>2.32139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9976" calcext:value-type="float">
            <text:p>2.21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91896774194" calcext:value-type="float">
            <text:p>2.32591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60936" calcext:value-type="float">
            <text:p>2.47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936270967742" calcext:value-type="float">
            <text:p>2.61936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541657142857" calcext:value-type="float">
            <text:p>2.62541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868309677419" calcext:value-type="float">
            <text:p>2.63868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703458064516" calcext:value-type="float">
            <text:p>2.74703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94332" calcext:value-type="float">
            <text:p>2.72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1352" calcext:value-type="float">
            <text:p>2.7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24072" calcext:value-type="float">
            <text:p>2.90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79083870968" calcext:value-type="float">
            <text:p>2.91079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001612903226" calcext:value-type="float">
            <text:p>2.7100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548" calcext:value-type="float">
            <text:p>2.584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59870967742" calcext:value-type="float">
            <text:p>2.60259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9916" calcext:value-type="float">
            <text:p>2.62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92348387097" calcext:value-type="float">
            <text:p>2.77992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54542857143" calcext:value-type="float">
            <text:p>2.78554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191019354839" calcext:value-type="float">
            <text:p>2.77191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860774193548" calcext:value-type="float">
            <text:p>2.74860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85131034483" calcext:value-type="float">
            <text:p>2.764851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74296774193" calcext:value-type="float">
            <text:p>2.822742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5804" calcext:value-type="float">
            <text:p>2.91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905290322581" calcext:value-type="float">
            <text:p>2.86905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73032258065" calcext:value-type="float">
            <text:p>2.77073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56184" calcext:value-type="float">
            <text:p>2.5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50038709677" calcext:value-type="float">
            <text:p>2.60250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9688" calcext:value-type="float">
            <text:p>2.6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07870967742" calcext:value-type="float">
            <text:p>2.63307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55531034483" calcext:value-type="float">
            <text:p>2.682555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414864516129" calcext:value-type="float">
            <text:p>2.66414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439885714286" calcext:value-type="float">
            <text:p>2.57439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1224" calcext:value-type="float">
            <text:p>2.6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8072" calcext:value-type="float">
            <text:p>2.6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27" calcext:value-type="float">
            <text:p>2.5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4402" calcext:value-type="float">
            <text:p>2.454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4" calcext:value-type="float">
            <text:p>2.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13" calcext:value-type="float">
            <text:p>2.7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9524" calcext:value-type="float">
            <text:p>3.0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2364" calcext:value-type="float">
            <text:p>2.9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3777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010" meta:object-count="0"/>
    <meta:user-defined meta:name="AppVersion">3.0</meta:user-defined>
  </office:meta>
</office:document-meta>
</file>